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2AE00000200361746E9.png"/>
  <manifest:file-entry manifest:media-type="image/png" manifest:full-path="Pictures/10000201000001AF000001F40E9717BF.png"/>
  <manifest:file-entry manifest:media-type="image/png" manifest:full-path="Pictures/10000000000000580000001FA19F6A4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Android-subtitle">
      <style:graphic-properties draw:fill-color="#ffffff" draw:auto-grow-height="true" fo:min-height="13.859cm"/>
    </style:style>
    <style:style style:name="pr2" style:family="presentation" style:parent-style-name="Android-notes">
      <style:graphic-properties draw:fill-color="#ffffff" draw:auto-grow-height="true" fo:min-height="12.572cm"/>
    </style:style>
    <style:style style:name="pr3" style:family="presentation" style:parent-style-name="Android-title">
      <style:graphic-properties draw:auto-grow-height="true" fo:min-height="3.506cm"/>
    </style:style>
    <style:style style:name="pr4" style:family="presentation" style:parent-style-name="Android-outline1">
      <style:graphic-properties draw:auto-grow-height="true" fo:min-height="13.859cm"/>
    </style:style>
    <style:style style:name="pr5" style:family="presentation" style:parent-style-name="Android-title">
      <style:graphic-properties draw:fill-color="#ffffff" draw:auto-grow-height="true" fo:min-height="3.506cm"/>
    </style:style>
    <style:style style:name="pr6" style:family="presentation" style:parent-style-name="Android-outline1">
      <style:graphic-properties draw:fill-color="#ffffff" fo:min-height="13.609cm"/>
    </style:style>
    <style:style style:name="pr7" style:family="presentation" style:parent-style-name="Android-outline1">
      <style:graphic-properties draw:fill-color="#ffffff" draw:auto-grow-height="true" fo:min-height="13.86cm"/>
    </style:style>
    <style:style style:name="pr8" style:family="presentation" style:parent-style-name="Android-outline1">
      <style:graphic-properties fo:min-height="13.609cm"/>
    </style:style>
    <style:style style:name="P1" style:family="paragraph">
      <style:paragraph-properties fo:margin-left="0cm" fo:margin-right="0cm" fo:text-indent="0cm"/>
      <style:text-properties style:use-window-font-color="true" fo:font-family="Corbel" style:font-pitch="variable" fo:font-size="96pt" style:font-size-asian="96pt" style:font-size-complex="96pt"/>
    </style:style>
    <style:style style:name="P2" style:family="paragraph">
      <style:paragraph-properties fo:margin-left="0cm" fo:margin-right="0cm" fo:text-indent="0cm"/>
      <style:text-properties style:use-window-font-color="true" fo:font-family="Corbel" style:font-pitch="variable" fo:font-size="96pt" fo:font-weight="bold" style:font-size-asian="96pt" style:font-weight-asian="bold" style:font-size-complex="96pt" style:font-weight-complex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  <style:text-properties fo:font-family="Abscissa" style:font-pitch="variable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0.6cm" fo:margin-right="0cm" fo:text-indent="-0.6cm"/>
      <style:text-properties fo:font-size="20pt"/>
    </style:style>
    <style:style style:name="P8" style:family="paragraph">
      <style:paragraph-properties fo:margin-left="0cm" fo:margin-right="0cm" fo:text-indent="0cm"/>
      <style:text-properties fo:color="#ffffff" fo:font-family="OpenSymbol" style:font-pitch="variable" style:font-charset="x-symbol" fo:font-size="72pt" style:font-size-asian="72pt" style:font-size-complex="72pt"/>
    </style:style>
    <style:style style:name="P9" style:family="paragraph">
      <style:text-properties fo:font-size="26.3999996185303pt"/>
    </style:style>
    <style:style style:name="T1" style:family="text">
      <style:text-properties style:use-window-font-color="true" fo:font-family="Corbel" style:font-pitch="variable" fo:font-size="96pt" fo:font-weight="bold" style:font-size-asian="96pt" style:font-weight-asian="bold" style:font-size-complex="96pt" style:font-weight-complex="bold"/>
    </style:style>
    <style:style style:name="T2" style:family="text">
      <style:text-properties fo:font-family="Consolas" style:font-pitch="fixe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ffffff" fo:font-family="OpenSymbol" style:font-style-name="Regular" style:font-pitch="variable" style:font-charset="x-symbol" fo:font-size="72pt" style:font-family-asian="OpenSymbol" style:font-style-name-asian="Regular" style:font-pitch-asian="variable" style:font-charset-asian="x-symbol" style:font-size-asian="72pt" style:font-family-complex="OpenSymbol" style:font-style-name-complex="Regular" style:font-pitch-complex="variable" style:font-charset-complex="x-symbol" style:font-size-complex="7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ndroid" presentation:presentation-page-layout-name="AL1T0" xml:id="id1" draw:id="id1">
        <draw:frame presentation:style-name="pr1" draw:text-style-name="P2" draw:layer="layout" svg:width="25.199cm" svg:height="13.859cm" svg:x="1.4cm" svg:y="4.914cm" presentation:class="subtitle">
          <draw:text-box>
            <text:p text:style-name="P1"><text:span text:style-name="T1">Advanced</text:span><text:span text:style-name="T1"><text:line-break/></text:span><text:span text:style-name="T1">App Widgets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Android" presentation:presentation-page-layout-name="AL2T1" xml:id="id2" draw:id="id2">
        <draw:frame presentation:style-name="pr3" draw:layer="layout" svg:width="25.199cm" svg:height="3.506cm" svg:x="1.4cm" svg:y="0.837cm" presentation:class="title">
          <draw:text-box>
            <text:p>Honeycomb Improvement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Preview Image</text:p>
                <text:list>
                  <text:list-item>
                    <text:p>User gets a gallery of previews of app widgets, not just list of names</text:p>
                  </text:list-item>
                  <text:list-item>
                    <text:p>Use the Widget Preview app in the Android 3.0 emulator to create your preview PNG</text:p>
                  </text:list-item>
                  <text:list-item>
                    <text:p>Add as drawable resource</text:p>
                  </text:list-item>
                  <text:list-item>
                    <text:p>Reference via <text:span text:style-name="T2">android:previewImage</text:span><text:line-break/>in metadata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ndroid" presentation:presentation-page-layout-name="AL2T1" xml:id="id3" draw:id="id3">
        <draw:frame presentation:style-name="pr3" draw:layer="layout" svg:width="25.199cm" svg:height="3.506cm" svg:x="1.4cm" svg:y="0.837cm" presentation:class="title">
          <draw:text-box>
            <text:p>Honeycomb Improvement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dapterViews in App Widgets</text:p>
                <text:list>
                  <text:list-item>
                    <text:p>ListView</text:p>
                  </text:list-item>
                  <text:list-item>
                    <text:p>GridView</text:p>
                  </text:list-item>
                  <text:list-item>
                    <text:p>StackView</text:p>
                    <text:list>
                      <text:list-item>
                        <text:p>Looks like stack of cards, flip through via gestures</text:p>
                      </text:list-item>
                    </text:list>
                  </text:list-item>
                  <text:list-item>
                    <text:p>AdapterViewFlipper</text:p>
                    <text:list>
                      <text:list-item>
                        <text:p>Like ViewFlipper with children determined<text:line-break/>by Adapter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ndroid" presentation:presentation-page-layout-name="AL2T1" xml:id="id4" draw:id="id4">
        <draw:frame presentation:style-name="pr3" draw:layer="layout" svg:width="25.199cm" svg:height="3.506cm" svg:x="1.4cm" svg:y="0.837cm" presentation:class="title">
          <draw:text-box>
            <text:p>Honeycomb Improvements</text:p>
          </draw:text-box>
        </draw:frame>
        <draw:frame presentation:style-name="pr4" draw:layer="layout" svg:width="25.199cm" svg:height="13.976cm" svg:x="1.4cm" svg:y="4.914cm" presentation:class="outline">
          <draw:text-box>
            <text:list text:style-name="L2">
              <text:list-item>
                <text:p>AdapterViews in App Widgets: Mechanics</text:p>
                <text:list>
                  <text:list-item>
                    <text:p>Create a RemoteViewsFactory</text:p>
                    <text:list>
                      <text:list-item>
                        <text:p>Like an Adapter, but populates RemoteViews rather than Views</text:p>
                      </text:list-item>
                    </text:list>
                  </text:list-item>
                  <text:list-item>
                    <text:p>Create a RemoteViewsService</text:p>
                    <text:list>
                      <text:list-item>
                        <text:p>Simply returns the RemoteViewsFactory object</text:p>
                      </text:list-item>
                    </text:list>
                  </text:list-item>
                  <text:list-item>
                    <text:p>Attach the RemoteViewsService to the<text:line-break/>app widget's RemoteViews to indicate<text:line-break/>how AdapterView should be populated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ndroid" presentation:presentation-page-layout-name="AL2T1" xml:id="id5" draw:id="id5">
        <draw:frame presentation:style-name="pr5" draw:text-style-name="P4" draw:layer="layout" svg:width="25.199cm" svg:height="3.506cm" svg:x="1.4cm" svg:y="0.837cm" presentation:class="title">
          <draw:text-box>
            <text:p text:style-name="P4">Tracking App Widget State</text:p>
          </draw:text-box>
        </draw:frame>
        <draw:frame presentation:style-name="pr6" draw:text-style-name="P5" draw:layer="layout" svg:width="25.199cm" svg:height="14.937cm" svg:x="1.4cm" svg:y="4.914cm" presentation:class="outline" presentation:user-transformed="true">
          <draw:text-box>
            <text:list text:style-name="L2">
              <text:list-item>
                <text:p text:style-name="P4">Scenario: “Next” Button</text:p>
                <text:list>
                  <text:list-item>
                    <text:p>Clicking it advances to “next” item</text:p>
                  </text:list-item>
                </text:list>
              </text:list-item>
              <text:list-item>
                <text:p>What Would Be Nice: <text:span text:style-name="T2">setTag()</text:span> Equivalent</text:p>
                <text:list>
                  <text:list-item>
                    <text:p>Problem: doesn't exist</text:p>
                  </text:list-item>
                </text:list>
              </text:list-item>
              <text:list-item>
                <text:p>Best Alternative: Extra in PendingIntent</text:p>
              </text:list-item>
              <text:list-item>
                <text:p>Alternatives</text:p>
                <text:list>
                  <text:list-item>
                    <text:p>Database row</text:p>
                  </text:list-item>
                  <text:list-item>
                    <text:p>Flat file</text:p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ndroid" presentation:presentation-page-layout-name="AL2T1" xml:id="id6" draw:id="id6">
        <draw:frame presentation:style-name="pr5" draw:text-style-name="P4" draw:layer="layout" svg:width="25.199cm" svg:height="3.506cm" svg:x="1.4cm" svg:y="0.837cm" presentation:class="title">
          <draw:text-box>
            <text:p text:style-name="P4">App Widget Update Models</text:p>
          </draw:text-box>
        </draw:frame>
        <draw:frame presentation:style-name="pr6" draw:text-style-name="P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android:updatePeriodMillis</text:p>
                <text:list>
                  <text:list-item>
                    <text:p>Minimum: 30 minutes</text:p>
                  </text:list-item>
                  <text:list-item>
                    <text:p>Wakes up the phone!</text:p>
                  </text:list-item>
                </text:list>
              </text:list-item>
              <text:list-item>
                <text:p>AlarmManager</text:p>
                <text:list>
                  <text:list-item>
                    <text:p>Create your own alarm to notify your<text:line-break/>provider or service</text:p>
                    <text:list>
                      <text:list-item>
                        <text:p>Wakeup or otherwise</text:p>
                      </text:list-item>
                    </text:list>
                  </text:list-item>
                  <text:list-item>
                    <text:p>Set android:updatePeriodMillis to “0”</text:p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ndroid" presentation:presentation-page-layout-name="AL2T1" xml:id="id7" draw:id="id7">
        <draw:frame presentation:style-name="pr5" draw:text-style-name="P4" draw:layer="layout" svg:width="25.199cm" svg:height="3.506cm" svg:x="1.4cm" svg:y="0.837cm" presentation:class="title">
          <draw:text-box>
            <text:p text:style-name="P4">App Widget Update Models</text:p>
          </draw:text-box>
        </draw:frame>
        <draw:frame presentation:style-name="pr6" draw:text-style-name="P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<text:span text:style-name="T3">Based on User Input</text:span></text:p>
                <text:list>
                  <text:list-item>
                    <text:p><text:span text:style-name="T3">Clicking a button, etc. triggers change in app widget</text:span></text:p>
                  </text:list-item>
                </text:list>
              </text:list-item>
              <text:list-item>
                <text:p><text:span text:style-name="T3">Based upon App Events</text:span></text:p>
                <text:list>
                  <text:list-item>
                    <text:p><text:span text:style-name="T3">Option #1: Directly update the app widget</text:span></text:p>
                  </text:list-item>
                  <text:list-item>
                    <text:p><text:span text:style-name="T3">Option #2: Start your IntentService and have it update the app widget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ndroid" presentation:presentation-page-layout-name="AL2T1" xml:id="id8" draw:id="id8">
        <draw:frame presentation:style-name="pr5" draw:text-style-name="P4" draw:layer="layout" svg:width="25.199cm" svg:height="3.506cm" svg:x="1.4cm" svg:y="0.837cm" presentation:class="title">
          <draw:text-box>
            <text:p text:style-name="P4">App Widget Instances</text:p>
          </draw:text-box>
        </draw:frame>
        <draw:frame presentation:style-name="pr7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User May Add You More Than Once</text:p>
              </text:list-item>
              <text:list-item>
                <text:p>Your Choices</text:p>
                <text:list>
                  <text:list-item>
                    <text:p>Treat all identically (e.g., music player)</text:p>
                  </text:list-item>
                  <text:list-item>
                    <text:p>Treat all individually (e.g., weather)</text:p>
                  </text:list-item>
                </text:list>
              </text:list-item>
              <text:list-item>
                <text:p><text:span text:style-name="T2">onUpdate()</text:span> receives IDs of widgets to update</text:p>
              </text:list-item>
            </text:list>
          </draw:text-box>
        </draw:frame>
        <draw:frame draw:style-name="gr2" draw:text-style-name="P8" draw:layer="layout" svg:width="2.54cm" svg:height="2.791cm" svg:x="24.13cm" svg:y="16.903cm">
          <draw:text-box>
            <text:p text:style-name="P4"><text:span text:style-name="T4"></text:span></text:p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ndroid" presentation:presentation-page-layout-name="AL2T1" xml:id="id9" draw:id="id9">
        <draw:frame presentation:style-name="pr3" draw:layer="layout" svg:width="25.199cm" svg:height="3.506cm" svg:x="1.4cm" svg:y="0.837cm" presentation:class="title" presentation:user-transformed="true">
          <draw:text-box>
            <text:p>App Widget Lifecycle Events</text:p>
          </draw:text-box>
        </draw:frame>
        <draw:frame presentation:style-name="pr8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2">onEnabled()</text:span></text:p>
                <text:list>
                  <text:list-item>
                    <text:p>Called when first app widget for this provider is added</text:p>
                  </text:list-item>
                </text:list>
              </text:list-item>
              <text:list-item>
                <text:p><text:span text:style-name="T2">onDeleted()</text:span></text:p>
                <text:list>
                  <text:list-item>
                    <text:p>Called when app widget(s) being removed from screen</text:p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ndroid" presentation:presentation-page-layout-name="AL2T1" xml:id="id10" draw:id="id10">
        <draw:frame presentation:style-name="pr3" draw:layer="layout" svg:width="25.199cm" svg:height="3.506cm" svg:x="1.4cm" svg:y="0.837cm" presentation:class="title" presentation:user-transformed="true">
          <draw:text-box>
            <text:p>App Widget Lifecycle Events</text:p>
          </draw:text-box>
        </draw:frame>
        <draw:frame presentation:style-name="pr8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2">onDisabled()</text:span></text:p>
                <text:list>
                  <text:list-item>
                    <text:p>Called when last app widget for this provider<text:line-break/>is removed</text:p>
                  </text:list-item>
                  <text:list-item>
                    <text:p>Goal: stop anything not needed sans any active app widgets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Android" presentation:presentation-page-layout-name="AL2T1" xml:id="id11" draw:id="id11">
        <draw:frame presentation:style-name="pr3" draw:layer="layout" svg:width="25.199cm" svg:height="3.506cm" svg:x="1.4cm" svg:y="0.837cm" presentation:class="title">
          <draw:text-box>
            <text:p>Custom Home Scree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t It's Core, Home Screen is Just an Activity</text:p>
                <text:list>
                  <text:list-item>
                    <text:p>HOME category</text:p>
                  </text:list-item>
                </text:list>
              </text:list-item>
              <text:list-item>
                <text:p>Can Host App Widgets</text:p>
                <text:list>
                  <text:list-item>
                    <text:p>AppWidgetHost, AppWidgetHostView</text:p>
                  </text:list-item>
                </text:list>
              </text:list-item>
              <text:list-item>
                <text:p>Can Have Integrated “App Widgets”</text:p>
                <text:list>
                  <text:list-item>
                    <text:p>Not limited to RemoteViews widgets!</text:p>
                  </text:list-item>
                  <text:list-item>
                    <text:p>Example: Google Search</text:p>
                  </text:list-item>
                </text:list>
              </text:list-item>
            </text:list>
          </draw:text-box>
        </draw:frame>
        <anim:par presentation:node-type="timing-root">
          <anim:par smil:begin="id11.begin">
            <anim:transitionFilter smil:dur="2s" smil:type="fade" smil:subtype="crossfade"/>
          </anim:par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Android" draw:display-name="Gradient Android" draw:style="linear" draw:start-color="#a4c639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chalkboard-background" style:family="presentation">
      <style:graphic-properties draw:stroke="none" draw:fill="none"/>
    </style:style>
    <style:style style:name="chalkboard-backgroundobjects" style:family="presentation">
      <style:graphic-properties draw:shadow="hidden" draw:shadow-offset-x="0.3cm" draw:shadow-offset-y="0.3cm" draw:shadow-color="#808080"/>
    </style:style>
    <style:style style:name="chalkboard-notes" style:family="presentation">
      <style:graphic-properties draw:stroke="none" draw:fill="none">
        <text:list-style style:name="chalk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chalkboard-outline1" style:family="presentation">
      <style:graphic-properties draw:stroke="none" draw:fill="none">
        <text:list-style style:name="chalkboar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bscissa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halkboard-outline2" style:family="presentation" style:parent-style-name="chalkboard-outline1">
      <style:paragraph-properties fo:margin-left="0cm" fo:margin-right="0cm" fo:margin-top="0cm" fo:margin-bottom="0.4cm" fo:text-indent="0cm"/>
      <style:text-properties fo:color="#ffffff" fo:font-family="Abscissa" style:font-pitch="variable" fo:font-size="28pt" style:font-size-asian="28pt" style:font-size-complex="28pt"/>
    </style:style>
    <style:style style:name="chalkboard-outline3" style:family="presentation" style:parent-style-name="chalkboard-outline2">
      <style:paragraph-properties fo:margin-left="0cm" fo:margin-right="0cm" fo:margin-top="0cm" fo:margin-bottom="0.3cm" fo:text-indent="0cm"/>
      <style:text-properties fo:color="#ffffff" fo:font-family="Abscissa" style:font-pitch="variable" fo:font-size="24pt" style:font-size-asian="24pt" style:font-size-complex="24pt"/>
    </style:style>
    <style:style style:name="chalkboard-outline4" style:family="presentation" style:parent-style-name="chalkboard-outline3">
      <style:paragraph-properties fo:margin-left="0cm" fo:margin-right="0cm" fo:margin-top="0cm" fo:margin-bottom="0.2cm" fo:text-indent="0cm"/>
      <style:text-properties fo:color="#ffffff" fo:font-family="Abscissa" style:font-pitch="variable" fo:font-size="20pt" style:font-size-asian="20pt" style:font-size-complex="20pt"/>
    </style:style>
    <style:style style:name="chalkboard-outline5" style:family="presentation" style:parent-style-name="chalkboard-outline4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6" style:family="presentation" style:parent-style-name="chalkboard-outline5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7" style:family="presentation" style:parent-style-name="chalkboard-outline6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8" style:family="presentation" style:parent-style-name="chalkboard-outline7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9" style:family="presentation" style:parent-style-name="chalkboard-outline8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subtitle" style:family="presentation">
      <style:graphic-properties draw:stroke="none" draw:fill="none" draw:textarea-vertical-align="middle">
        <text:list-style style:name="chalk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halkboard-title" style:family="presentation">
      <style:graphic-properties draw:stroke="none" draw:fill="none" draw:textarea-vertical-align="middle">
        <text:list-style style:name="chalk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bscissa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bold" style:font-family-complex="Arial" style:font-pitch-complex="variable" style:font-size-complex="44pt" style:font-style-complex="normal" style:font-weight-complex="bold" style:text-emphasize="none" style:font-relief="none"/>
    </style:style>
    <style:style style:name="Android-background" style:family="presentation">
      <style:graphic-properties draw:stroke="none" draw:fill="gradient" draw:fill-gradient-name="Gradient_20_Android" draw:fill-image-width="0cm" draw:fill-image-height="0cm"/>
      <style:text-properties style:letter-kerning="true"/>
    </style:style>
    <style:style style:name="Androi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ndroid-notes" style:family="presentation">
      <style:graphic-properties draw:stroke="none" draw:fill="none">
        <text:list-style style:name="Androi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Android-outline1" style:family="presentation">
      <style:graphic-properties draw:stroke="none" draw:fill="none">
        <text:list-style style:name="Andro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Corbel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'DejaVu Sans'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Android-outline2" style:family="presentation" style:parent-style-name="Android-outline1">
      <style:paragraph-properties fo:margin-left="0cm" fo:margin-right="0cm" fo:margin-top="0cm" fo:margin-bottom="0.4cm" fo:text-indent="0cm"/>
      <style:text-properties fo:font-family="Corbel" style:font-pitch="variable" fo:font-size="32pt" style:font-size-asian="32pt" style:font-size-complex="32pt"/>
    </style:style>
    <style:style style:name="Android-outline3" style:family="presentation" style:parent-style-name="Android-outline2">
      <style:paragraph-properties fo:margin-left="0cm" fo:margin-right="0cm" fo:margin-top="0cm" fo:margin-bottom="0.3cm" fo:text-indent="0cm"/>
      <style:text-properties fo:font-family="Corbel" style:font-pitch="variable" fo:font-size="28pt" style:font-size-asian="28pt" style:font-size-complex="28pt"/>
    </style:style>
    <style:style style:name="Android-outline4" style:family="presentation" style:parent-style-name="Android-outline3">
      <style:paragraph-properties fo:margin-left="4.8cm" fo:margin-right="0cm" fo:margin-top="0cm" fo:margin-bottom="0.2cm" fo:text-indent="-0.6cm"/>
      <style:text-properties fo:font-family="Corbel" style:font-pitch="variable" fo:font-size="20pt" style:font-size-asian="20pt" style:font-size-complex="20pt"/>
    </style:style>
    <style:style style:name="Android-outline5" style:family="presentation" style:parent-style-name="Android-outline4">
      <style:paragraph-properties fo:margin-left="6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6" style:family="presentation" style:parent-style-name="Android-outline5">
      <style:paragraph-properties fo:margin-left="7.2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7" style:family="presentation" style:parent-style-name="Android-outline6">
      <style:paragraph-properties fo:margin-left="8.4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8" style:family="presentation" style:parent-style-name="Android-outline7">
      <style:paragraph-properties fo:margin-left="9.6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9" style:family="presentation" style:parent-style-name="Android-outline8">
      <style:paragraph-properties fo:margin-left="10.8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subtitle" style:family="presentation">
      <style:graphic-properties draw:stroke="none" draw:fill="none" draw:textarea-vertical-align="middle">
        <text:list-style style:name="Andro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ndroid-title" style:family="presentation">
      <style:graphic-properties draw:stroke="none" draw:fill="none" draw:textarea-vertical-align="middle">
        <text:list-style style:name="Andro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Corbel" style:font-pitch="variable" fo:font-size="48pt" fo:font-style="normal" fo:text-shadow="none" style:text-underline-style="none" fo:font-weight="bold" style:letter-kerning="true" style:font-family-asian="'DejaVu Sans'" style:font-family-generic-asian="system" style:font-pitch-asian="variable" style:font-size-asian="48pt" style:font-style-asian="normal" style:font-weight-asian="bold" style:font-family-complex="'DejaVu Sans'" style:font-family-generic-complex="system" style:font-pitch-complex="variable" style:font-size-complex="48pt" style:font-style-complex="normal" style:font-weight-complex="bold" style:text-emphasize="none" style:font-relief="none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.991cm" fo:margin-bottom="0.991cm" fo:margin-left="1.168cm" fo:margin-right="0.991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gradient" draw:fill-gradient-name="Gradient_20_Android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halkboard-title">
      <style:graphic-properties draw:fill-color="#ffffff" draw:auto-grow-height="false" fo:min-height="3.507cm"/>
    </style:style>
    <style:style style:name="Mpr2" style:family="presentation" style:parent-style-name="chalkboard-outline1">
      <style:graphic-properties draw:fill-color="#ffffff" draw:auto-grow-height="false" fo:min-height="13.86cm"/>
    </style:style>
    <style:style style:name="Mpr3" style:family="presentation" style:parent-style-name="chalkboard-backgroundobjects">
      <style:graphic-properties draw:stroke="none" draw:fill="none" draw:fill-color="#ffffff" draw:auto-grow-height="false" fo:min-height="1.449cm"/>
    </style:style>
    <style:style style:name="Mpr4" style:family="presentation" style:parent-style-name="chalkboard-backgroundobjects">
      <style:graphic-properties draw:stroke="none" draw:fill="none" draw:fill-color="#ffffff" draw:auto-grow-height="false" fo:min-height="1.397cm"/>
    </style:style>
    <style:style style:name="Mpr5" style:family="presentation" style:parent-style-name="chalkboard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Android-title">
      <style:graphic-properties draw:fill-color="#ffffff" draw:auto-grow-height="false" fo:min-height="3.507cm"/>
    </style:style>
    <style:style style:name="Mpr7" style:family="presentation" style:parent-style-name="Android-outline1">
      <style:graphic-properties draw:fill-color="#ffffff" draw:auto-grow-height="false" fo:min-height="13.86cm"/>
    </style:style>
    <style:style style:name="Mpr8" style:family="presentation" style:parent-style-name="Android-backgroundobjects">
      <style:graphic-properties draw:stroke="none" draw:fill="none" draw:fill-color="#ffffff" draw:auto-grow-height="false" fo:min-height="1.449cm"/>
    </style:style>
    <style:style style:name="Mpr9" style:family="presentation" style:parent-style-name="Android-backgroundobjects">
      <style:graphic-properties draw:stroke="none" draw:fill="none" draw:fill-color="#ffffff" draw:auto-grow-height="false" fo:min-height="1.397cm"/>
    </style:style>
    <style:style style:name="Mpr10" style:family="presentation" style:parent-style-name="Androi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6.7999992370605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color="#e6e6e6" fo:font-family="Abscissa" style:font-pitch="variable"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center" fo:text-indent="0cm"/>
      <style:text-properties fo:font-family="Corbel" style:font-pitch="variable" fo:font-size="12pt" style:font-size-asian="12pt" style:font-size-complex="1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6e6e6" fo:font-family="Abscissa" style:font-pitch="variable" fo:font-size="14pt" style:font-size-asian="14pt" style:font-size-complex="14pt"/>
    </style:style>
    <style:style style:name="MT3" style:family="text">
      <style:text-properties fo:font-family="Corbel" style:font-pitch="variable" fo:font-size="12pt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3">
      <draw:frame draw:style-name="Mgr1" draw:text-style-name="MP2" draw:layer="backgroundobjects" svg:width="14.605cm" svg:height="1.296cm" svg:x="1.168cm" svg:y="25.651cm">
        <draw:text-box>
          <text:p text:style-name="MP1"><text:span text:style-name="MT1">Copyright © 2011 CommonsWare, LLC – All Rights Reserved</text:span></text:p>
        </draw:text-box>
      </draw:frame>
      <draw:page-thumbnail draw:layer="backgroundobjects" svg:width="14.017cm" svg:height="10.513cm" svg:x="3.875cm" svg:y="2.288cm" draw:page-number="1"/>
      <draw:page-thumbnail draw:layer="backgroundobjects" svg:width="14.017cm" svg:height="10.513cm" svg:x="3.875cm" svg:y="15.138cm"/>
    </style:handout-master>
    <style:master-page style:name="chalkboard" style:page-layout-name="PM1" draw:style-name="Mdp1">
      <draw:frame draw:style-name="Mgr2" draw:text-style-name="MP3" draw:layer="backgroundobjects" svg:width="28cm" svg:height="21cm" svg:x="0cm" svg:y="0cm">
        <draw:image xlink:href="Pictures/10000201000002AE00000200361746E9.png" xlink:type="simple" xlink:show="embed" xlink:actuate="onLoad">
          <text:p/>
        </draw:image>
      </draw:frame>
      <draw:frame presentation:style-name="Mpr1" draw:text-style-name="MP1" draw:layer="backgroundobjects" svg:width="25.199cm" svg:height="3.506cm" svg:x="1.4cm" svg:y="0.837cm" presentation:class="title">
        <draw:text-box>
          <text:p text:style-name="MP1">Click to edit the title text format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3" draw:text-style-name="MP6" draw:layer="backgroundobjects" svg:width="8.875cm" svg:height="1.448cm" svg:x="9.576cm" svg:y="19.131cm" presentation:class="footer">
        <draw:text-box>
          <text:p text:style-name="MP6"><text:span text:style-name="MT2">Copyright © 2011 CommonsWare, LLC</text:span></text:p>
        </draw:text-box>
      </draw:frame>
      <draw:frame presentation:style-name="Mpr3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chalkboard-title" draw:layer="backgroundobjects" svg:width="13.968cm" svg:height="10.476cm" svg:x="3.81cm" svg:y="2.123cm" presentation:class="page"/>
        <draw:frame presentation:style-name="chalkboard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4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5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5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  <style:master-page style:name="Android" style:page-layout-name="PM1" draw:style-name="Mdp2">
      <draw:frame presentation:style-name="Mpr6" draw:text-style-name="MP1" draw:layer="backgroundobjects" svg:width="25.199cm" svg:height="3.506cm" svg:x="1.4cm" svg:y="0.837cm" presentation:class="title">
        <draw:text-box>
          <text:p text:style-name="MP1">Click to edit the title text format</text:p>
        </draw:text-box>
      </draw:frame>
      <draw:frame presentation:style-name="Mpr7" draw:text-style-name="MP4" draw:layer="backgroundobjects" svg:width="25.199cm" svg:height="13.859cm" svg:x="1.4cm" svg:y="4.914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8" draw:text-style-name="MP8" draw:layer="backgroundobjects" svg:width="8.875cm" svg:height="1.448cm" svg:x="9.576cm" svg:y="19.131cm" presentation:class="footer">
        <draw:text-box>
          <text:p text:style-name="MP8"><text:span text:style-name="MT3">Copyright © 2011 CommonsWare, LLC</text:span></text:p>
        </draw:text-box>
      </draw:frame>
      <draw:frame presentation:style-name="Mpr8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&lt;number&gt;</text:page-number></text:span></text:p>
        </draw:text-box>
      </draw:frame>
      <draw:frame draw:style-name="Mgr2" draw:text-style-name="MP3" draw:layer="backgroundobjects" svg:width="3.835cm" svg:height="4.445cm" svg:x="24.182cm" svg:y="16.511cm">
        <draw:image xlink:href="Pictures/10000201000001AF000001F40E9717BF.png" xlink:type="simple" xlink:show="embed" xlink:actuate="onLoad">
          <text:p/>
        </draw:image>
      </draw:frame>
      <draw:frame draw:style-name="Mgr2" draw:text-style-name="MP3" draw:layer="backgroundobjects" svg:width="2.327cm" svg:height="0.819cm" svg:x="12.913cm" svg:y="19.685cm">
        <draw:image xlink:href="Pictures/10000000000000580000001FA19F6A47.png" xlink:type="simple" xlink:show="embed" xlink:actuate="onLoad">
          <text:p/>
        </draw:image>
      </draw:frame>
      <presentation:notes style:page-layout-name="PM2">
        <draw:page-thumbnail presentation:style-name="Android-title" draw:layer="backgroundobjects" svg:width="13.968cm" svg:height="10.476cm" svg:x="3.81cm" svg:y="2.123cm" presentation:class="page"/>
        <draw:frame presentation:style-name="Android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9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10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10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202</meta:generator>
    <meta:initial-creator>Mark Murphy</meta:initial-creator>
    <meta:creation-date>2008-12-22T14:20:41</meta:creation-date>
    <dc:creator>Mark Murphy</dc:creator>
    <dc:date>2011-08-10T20:02:57</dc:date>
    <meta:printed-by>Mark Murphy</meta:printed-by>
    <meta:print-date>2010-10-20T09:43:03</meta:print-date>
    <dc:language>en-US</dc:language>
    <meta:editing-cycles>98</meta:editing-cycles>
    <meta:editing-duration>PT8H25M28S</meta:editing-duration>
    <meta:document-statistic meta:object-count="72"/>
    <meta:user-defined meta:name="Info 1"/>
    <meta:user-defined meta:name="Info 2"/>
    <meta:user-defined meta:name="Info 3"/>
    <meta:user-defined meta:name="Info 4"/>
  </office:meta>
</office:document-meta>
</file>